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0f467d" officeooo:paragraph-rsid="000f467d" style:font-style-asian="italic" style:font-style-complex="italic"/>
    </style:style>
    <style:style style:name="P2" style:family="paragraph" style:parent-style-name="Text_20_body">
      <style:text-properties officeooo:rsid="000d8ff1" officeooo:paragraph-rsid="000d8ff1"/>
    </style:style>
    <style:style style:name="P3" style:family="paragraph" style:parent-style-name="Text_20_body">
      <style:text-properties fo:font-style="italic" officeooo:rsid="000d8ff1" officeooo:paragraph-rsid="000d8ff1" style:font-style-asian="italic" style:font-style-complex="italic"/>
    </style:style>
    <style:style style:name="P4" style:family="paragraph" style:parent-style-name="Heading_20_2">
      <style:text-properties officeooo:rsid="000d8ff1" officeooo:paragraph-rsid="000d8ff1"/>
    </style:style>
    <style:style style:name="P5" style:family="paragraph" style:parent-style-name="Heading_20_3">
      <style:text-properties fo:font-style="italic" style:font-style-asian="italic" style:font-style-complex="italic"/>
    </style:style>
    <style:style style:name="P6" style:family="paragraph" style:parent-style-name="Preformatted_20_Text">
      <style:paragraph-properties>
        <style:tab-stops>
          <style:tab-stop style:position="0.159cm"/>
          <style:tab-stop style:position="0.582cm"/>
          <style:tab-stop style:position="1.138cm"/>
          <style:tab-stop style:position="1.64cm"/>
          <style:tab-stop style:position="2.117cm"/>
        </style:tab-stops>
      </style:paragraph-properties>
      <style:text-properties officeooo:paragraph-rsid="0019f2ca"/>
    </style:style>
    <style:style style:name="P7" style:family="paragraph" style:parent-style-name="Standard">
      <style:text-properties fo:color="#000000" fo:font-size="12pt" officeooo:paragraph-rsid="0019f2ca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0.159cm"/>
          <style:tab-stop style:position="0.582cm"/>
          <style:tab-stop style:position="1.138cm"/>
          <style:tab-stop style:position="1.64cm"/>
          <style:tab-stop style:position="2.117cm"/>
        </style:tab-stops>
      </style:paragraph-properties>
      <style:text-properties officeooo:paragraph-rsid="001144e6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2pt" officeooo:paragraph-rsid="0019f2ca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159cm"/>
          <style:tab-stop style:position="0.582cm"/>
          <style:tab-stop style:position="1.138cm"/>
          <style:tab-stop style:position="1.64cm"/>
          <style:tab-stop style:position="2.117cm"/>
        </style:tab-stops>
      </style:paragraph-properties>
      <style:text-properties fo:color="#000000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159cm"/>
          <style:tab-stop style:position="0.582cm"/>
          <style:tab-stop style:position="1.138cm"/>
          <style:tab-stop style:position="1.64cm"/>
          <style:tab-stop style:position="2.117cm"/>
        </style:tab-stops>
      </style:paragraph-properties>
      <style:text-properties fo:color="#000000" fo:font-size="12pt" officeooo:paragraph-rsid="0019f2ca" style:font-size-asian="12pt" style:font-size-complex="12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159cm"/>
          <style:tab-stop style:position="0.582cm"/>
          <style:tab-stop style:position="1.138cm"/>
          <style:tab-stop style:position="1.64cm"/>
          <style:tab-stop style:position="2.117cm"/>
        </style:tab-stops>
      </style:paragraph-properties>
      <style:text-properties fo:color="#000000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159cm"/>
          <style:tab-stop style:position="0.582cm"/>
          <style:tab-stop style:position="1.138cm"/>
          <style:tab-stop style:position="1.64cm"/>
          <style:tab-stop style:position="2.117cm"/>
        </style:tab-stops>
      </style:paragraph-properties>
      <style:text-properties fo:color="#000000" fo:font-size="12pt" fo:font-weight="normal" officeooo:paragraph-rsid="0019f2c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159cm"/>
          <style:tab-stop style:position="0.582cm"/>
          <style:tab-stop style:position="1.138cm"/>
          <style:tab-stop style:position="1.64cm"/>
          <style:tab-stop style:position="2.117cm"/>
        </style:tab-stops>
      </style:paragraph-properties>
      <style:text-properties fo:color="#000000" fo:font-size="12pt" fo:font-weight="normal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159cm"/>
          <style:tab-stop style:position="0.582cm"/>
          <style:tab-stop style:position="1.138cm"/>
          <style:tab-stop style:position="1.64cm"/>
          <style:tab-stop style:position="2.117cm"/>
        </style:tab-stops>
      </style:paragraph-properties>
      <style:text-properties fo:color="#000000" style:font-name="Consolas1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ext_20_body">
      <style:text-properties officeooo:paragraph-rsid="000d8ff1"/>
    </style:style>
    <style:style style:name="P17" style:family="paragraph" style:parent-style-name="Text_20_body" style:list-style-name="L1">
      <style:paragraph-properties fo:margin-top="0cm" fo:margin-bottom="0.101cm" loext:contextual-spacing="false"/>
    </style:style>
    <style:style style:name="P18" style:family="paragraph" style:parent-style-name="Text_20_body" style:list-style-name="L1">
      <style:paragraph-properties fo:margin-top="0cm" fo:margin-bottom="0.101cm" loext:contextual-spacing="false"/>
      <style:text-properties officeooo:rsid="001a90fb" officeooo:paragraph-rsid="001a90fb"/>
    </style:style>
    <style:style style:name="P19" style:family="paragraph" style:parent-style-name="Text_20_body" style:list-style-name="L1">
      <style:paragraph-properties fo:margin-top="0cm" fo:margin-bottom="0.101cm" loext:contextual-spacing="false">
        <style:tab-stops>
          <style:tab-stop style:position="9.604cm"/>
        </style:tab-stops>
      </style:paragraph-properties>
      <style:text-properties officeooo:paragraph-rsid="001a90fb"/>
    </style:style>
    <style:style style:name="T1" style:family="text">
      <style:text-properties officeooo:rsid="000fcdb4"/>
    </style:style>
    <style:style style:name="T2" style:family="text">
      <style:text-properties officeooo:rsid="0016efef"/>
    </style:style>
    <style:style style:name="T3" style:family="text">
      <style:text-properties fo:font-weight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fo:color="#ff0000" fo:font-size="12pt" fo:language="zxx" fo:country="none" officeooo:rsid="001a90fb" style:font-size-asian="12pt" style:language-asian="zxx" style:country-asian="none" style:font-size-complex="12pt" style:language-complex="zxx" style:country-complex="none"/>
    </style:style>
    <style:style style:name="T6" style:family="text">
      <style:text-properties fo:color="#ff0000" fo:font-size="12pt" fo:language="zxx" fo:country="none" officeooo:rsid="001a90fb" fo:background-color="transparent" loext:char-shading-value="0" style:font-size-asian="12pt" style:language-asian="zxx" style:country-asian="none" style:font-size-complex="12pt" style:language-complex="zxx" style:country-complex="none"/>
    </style:style>
    <style:style style:name="T7" style:family="text">
      <style:text-properties fo:color="#ff0000" fo:font-size="12pt" fo:language="zxx" fo:country="none" officeooo:rsid="001a90fb" fo:background-color="transparent" loext:char-shading-value="0" style:font-size-asian="12pt" style:language-asian="zxx" style:country-asian="none" style:font-size-complex="12pt" style:language-complex="zxx" style:country-complex="none"/>
    </style:style>
    <style:style style:name="T8" style:family="text">
      <style:text-properties fo:color="#ff0000" fo:font-size="12pt" fo:language="zxx" fo:country="none" fo:font-weight="bold" officeooo:rsid="001a90fb" fo:background-color="#ffff00" loext:char-shading-value="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9" style:family="text">
      <style:text-properties fo:font-style="italic"/>
    </style:style>
    <style:style style:name="T10" style:family="text">
      <style:text-properties officeooo:rsid="0019f2ca"/>
    </style:style>
    <style:style style:name="T11" style:family="text">
      <style:text-properties style:font-name="Courier New" officeooo:rsid="000d8ff1"/>
    </style:style>
    <style:style style:name="T12" style:family="text">
      <style:text-properties style:font-name="Courier New" fo:language="zxx" fo:country="none" officeooo:rsid="0019f2ca" style:language-asian="zxx" style:country-asian="none" style:language-complex="zxx" style:country-complex="none"/>
    </style:style>
    <style:style style:name="T13" style:family="text">
      <style:text-properties fo:language="zxx" fo:country="none" style:language-asian="zxx" style:country-asian="none" style:language-complex="zxx" style:country-complex="none"/>
    </style:style>
    <style:style style:name="T14" style:family="text">
      <style:text-properties fo:language="zxx" fo:country="none" officeooo:rsid="0019f2ca" style:language-asian="zxx" style:country-asian="none" style:language-complex="zxx" style:country-complex="none"/>
    </style:style>
    <style:style style:name="T15" style:family="text">
      <style:text-properties fo:language="zxx" fo:country="none" officeooo:rsid="001a90fb" style:language-asian="zxx" style:country-asian="none" style:language-complex="zxx" style:country-complex="none"/>
    </style:style>
    <style:style style:name="T16" style:family="text">
      <style:text-properties fo:color="#000000" style:font-name="Consolas" fo:font-size="12pt" fo:font-weight="bold" style:font-size-asian="12pt" style:font-weight-asian="bold" style:font-size-complex="12pt"/>
    </style:style>
    <style:style style:name="T17" style:family="text">
      <style:text-properties fo:color="#000000" style:font-name="Consolas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000000" style:font-name="Consolas" fo:font-size="12pt" fo:font-weight="bold" officeooo:rsid="001d2cf5" style:font-size-asian="12pt" style:font-weight-asian="bold" style:font-size-complex="12pt" style:font-weight-complex="bold"/>
    </style:style>
    <style:style style:name="T19" style:family="text">
      <style:text-properties fo:color="#000000" style:font-name="Consolas" fo:font-size="12pt" style:font-size-asian="12pt" style:font-size-complex="12pt"/>
    </style:style>
    <style:style style:name="T20" style:family="text">
      <style:text-properties fo:color="#000000" style:font-name="Consolas"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color="#000000" style:font-name="Consolas" fo:font-size="12pt" fo:font-weight="normal" officeooo:rsid="001d2cf5" style:font-size-asian="12pt" style:font-weight-asian="normal" style:font-size-complex="12pt" style:font-weight-complex="normal"/>
    </style:style>
    <style:style style:name="T22" style:family="text">
      <style:text-properties fo:color="#000000" style:font-name="Consolas1"/>
    </style:style>
    <style:style style:name="T23" style:family="text">
      <style:text-properties fo:color="#000000" style:font-name="Consolas1" fo:font-size="12pt" style:font-size-asian="12pt" style:font-size-complex="12pt"/>
    </style:style>
    <style:style style:name="T24" style:family="text">
      <style:text-properties fo:color="#000000" style:font-name="Consolas1" fo:font-size="12pt" style:font-size-asian="12pt" style:font-size-complex="12pt"/>
    </style:style>
    <style:style style:name="T25" style:family="text">
      <style:text-properties fo:color="#000000" style:font-name="Consolas1" fo:font-size="12pt" fo:font-weight="bold" style:font-size-asian="12pt" style:font-weight-asian="bold" style:font-size-complex="12pt"/>
    </style:style>
    <style:style style:name="T26" style:family="text">
      <style:text-properties fo:color="#000000" style:font-name="Consolas1" fo:font-size="12pt" fo:font-weight="bold" style:font-size-asian="12pt" style:font-weight-asian="bold" style:font-size-complex="12pt" style:font-weight-complex="bold"/>
    </style:style>
    <style:style style:name="T27" style:family="text">
      <style:text-properties fo:color="#000000" style:font-name="Consolas1" fo:font-size="12pt" fo:font-weight="bold" style:font-size-asian="12pt" style:font-weight-asian="bold" style:font-size-complex="12pt" style:font-weight-complex="bold"/>
    </style:style>
    <style:style style:name="T28" style:family="text">
      <style:text-properties fo:color="#000000" style:font-name="Consolas1"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color="#000000" style:font-name="Consolas1"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color="#000000" style:font-name="Consolas1" fo:language="zxx" fo:country="none" style:language-asian="zxx" style:country-asian="none" style:language-complex="zxx" style:country-complex="none"/>
    </style:style>
    <style:style style:name="T31" style:family="text">
      <style:text-properties fo:color="#000000" style:font-name="Consolas1" fo:font-weight="bold" style:font-weight-asian="bold"/>
    </style:style>
    <style:style style:name="T32" style:family="text">
      <style:text-properties fo:color="#000000" fo:font-size="12pt" style:font-size-asian="12pt" style:font-size-complex="12pt"/>
    </style:style>
    <style:style style:name="T33" style:family="text">
      <style:text-properties fo:color="#000000" fo:font-size="12pt" fo:language="zxx" fo:country="none" officeooo:rsid="001a90fb" style:font-size-asian="12pt" style:language-asian="zxx" style:country-asian="none" style:font-size-complex="12pt" style:language-complex="zxx" style:country-complex="none"/>
    </style:style>
    <style:style style:name="T34" style:family="text">
      <style:text-properties fo:color="#000000" fo:font-size="12pt" fo:language="zxx" fo:country="none" officeooo:rsid="001a90fb" style:font-size-asian="12pt" style:language-asian="zxx" style:country-asian="none" style:font-size-complex="12pt" style:language-complex="zxx" style:country-complex="none"/>
    </style:style>
    <style:style style:name="T35" style:family="text">
      <style:text-properties fo:color="#000000" fo:font-size="12pt" fo:language="zxx" fo:country="none" officeooo:rsid="001a90fb" style:font-size-asian="12pt" style:language-asian="zxx" style:country-asian="none" style:font-size-complex="12pt" style:language-complex="zxx" style:country-complex="none"/>
    </style:style>
    <style:style style:name="T36" style:family="text">
      <style:text-properties fo:color="#000000" fo:font-size="12pt" fo:language="zxx" fo:country="none" officeooo:rsid="001a90fb" fo:background-color="#ffff00" loext:char-shading-value="0" style:font-size-asian="12pt" style:language-asian="zxx" style:country-asian="none" style:font-size-complex="12pt" style:language-complex="zxx" style:country-complex="none"/>
    </style:style>
    <style:style style:name="T37" style:family="text">
      <style:text-properties fo:color="#000000" fo:font-size="12pt" fo:language="zxx" fo:country="none" officeooo:rsid="001a90fb" fo:background-color="#ffff00" loext:char-shading-value="0" style:font-size-asian="12pt" style:language-asian="zxx" style:country-asian="none" style:font-size-complex="12pt" style:language-complex="zxx" style:country-complex="none"/>
    </style:style>
    <style:style style:name="T38" style:family="text">
      <style:text-properties fo:color="#000000" fo:font-size="12pt" fo:language="zxx" fo:country="none" fo:font-style="italic" officeooo:rsid="001a90fb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39" style:family="text">
      <style:text-properties fo:color="#000000" fo:font-size="12pt" fo:language="zxx" fo:country="none" officeooo:rsid="001a90fb" fo:background-color="transparent" loext:char-shading-value="0" style:font-size-asian="12pt" style:language-asian="zxx" style:country-asian="none" style:font-size-complex="12pt" style:language-complex="zxx" style:country-complex="none"/>
    </style:style>
    <style:style style:name="T40" style:family="text">
      <style:text-properties fo:color="#000000" fo:font-size="12pt" fo:language="zxx" fo:country="none" officeooo:rsid="001a90fb" fo:background-color="transparent" loext:char-shading-value="0" style:font-size-asian="12pt" style:language-asian="zxx" style:country-asian="none" style:font-size-complex="12pt" style:language-complex="zxx" style:country-complex="none"/>
    </style:style>
    <style:style style:name="T41" style:family="text">
      <style:text-properties fo:color="#000000" fo:font-size="12pt" fo:language="zxx" fo:country="none" officeooo:rsid="001a90fb" fo:background-color="transparent" loext:char-shading-value="0" style:font-size-asian="12pt" style:language-asian="zxx" style:country-asian="none" style:font-size-complex="12pt" style:language-complex="zxx" style:country-complex="none"/>
    </style:style>
    <style:style style:name="T42" style:family="text">
      <style:text-properties fo:color="#000000" fo:font-size="12pt" fo:language="zxx" fo:country="none" officeooo:rsid="001a90fb" fo:background-color="transparent" loext:char-shading-value="0" style:font-size-asian="12pt" style:language-asian="zxx" style:country-asian="none" style:font-size-complex="12pt" style:language-complex="zxx" style:country-complex="none"/>
    </style:style>
    <style:style style:name="T43" style:family="text">
      <style:text-properties fo:color="#000000" fo:font-size="12pt" fo:language="zxx" fo:country="none" fo:font-weight="bold" officeooo:rsid="001a90fb" fo:background-color="#ffff00" loext:char-shading-value="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44" style:family="text">
      <style:text-properties fo:color="#000000" fo:font-size="12pt" fo:language="zxx" fo:country="none" fo:font-weight="bold" officeooo:rsid="001a90fb" fo:background-color="transparent" loext:char-shading-value="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45" style:family="text">
      <style:text-properties fo:color="#000000" fo:font-size="12pt" fo:font-weight="bold" style:font-size-asian="12pt" style:font-size-complex="12pt"/>
    </style:style>
    <style:style style:name="T46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47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8" style:family="text">
      <style:text-properties fo:color="#000000" fo:language="zxx" fo:country="none" officeooo:rsid="001a90fb" style:language-asian="zxx" style:country-asian="none" style:language-complex="zxx" style:country-complex="none"/>
    </style:style>
    <style:style style:name="T49" style:family="text">
      <style:text-properties fo:color="#000000" fo:language="zxx" fo:country="none" officeooo:rsid="001a90fb" fo:background-color="#ffff00" loext:char-shading-value="0" style:language-asian="zxx" style:country-asian="none" style:language-complex="zxx" style:country-complex="none"/>
    </style:style>
    <style:style style:name="T50" style:family="text">
      <style:text-properties fo:color="#000000" fo:language="zxx" fo:country="none" officeooo:rsid="001a90fb" fo:background-color="transparent" loext:char-shading-value="0" style:language-asian="zxx" style:country-asian="none" style:language-complex="zxx" style:country-complex="none"/>
    </style:style>
    <style:style style:name="T51" style:family="text">
      <style:text-properties fo:color="#000000" fo:language="zxx" fo:country="none" fo:font-weight="bold" officeooo:rsid="001a90fb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52" style:family="text">
      <style:text-properties fo:color="#000000" style:font-name="Times New Roman" fo:font-size="12pt" fo:language="zxx" fo:country="none" officeooo:rsid="001a90fb" style:font-size-asian="12pt" style:language-asian="zxx" style:country-asian="none" style:font-size-complex="12pt" style:language-complex="zxx" style:country-complex="none"/>
    </style:style>
    <style:style style:name="T53" style:family="text">
      <style:text-properties fo:color="#000000" style:font-name="Times New Roman" fo:font-size="12pt" fo:language="zxx" fo:country="none" fo:font-style="italic" officeooo:rsid="001a90fb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54" style:family="text">
      <style:text-properties fo:color="#000000" style:font-name="Times New Roman" fo:font-size="12pt" fo:language="zxx" fo:country="none" style:text-underline-style="solid" style:text-underline-width="auto" style:text-underline-color="font-color" officeooo:rsid="001a90fb" style:font-size-asian="12pt" style:language-asian="zxx" style:country-asian="none" style:font-size-complex="12pt" style:language-complex="zxx" style:country-complex="none"/>
    </style:style>
    <style:style style:name="T55" style:family="text">
      <style:text-properties fo:color="#000000" style:font-name="Times New Roman" fo:font-size="12pt" fo:language="zxx" fo:country="none" style:text-underline-style="solid" style:text-underline-width="auto" style:text-underline-color="font-color" fo:font-weight="normal" officeooo:rsid="001a90f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6" style:family="text">
      <style:text-properties fo:color="#000000" style:font-name="Times New Roman" fo:font-size="12pt" fo:language="zxx" fo:country="none" fo:font-weight="bold" officeooo:rsid="001a90f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57" style:family="text">
      <style:text-properties fo:color="#000000" style:font-name="Times New Roman" fo:font-size="12pt" fo:language="zxx" fo:country="none" fo:font-weight="normal" officeooo:rsid="001a90f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8" style:family="text">
      <style:text-properties fo:color="#000000" style:font-name="Times New Roman" fo:font-size="12pt" fo:language="zxx" fo:country="none" style:text-underline-style="none" fo:font-weight="normal" officeooo:rsid="001a90f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9" style:family="text">
      <style:text-properties fo:color="#000000" style:font-name="Liberation Mono" fo:font-size="12pt" fo:language="zxx" fo:country="none" fo:font-style="italic" officeooo:rsid="001a90fb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60" style:family="text">
      <style:text-properties fo:color="#2a00ff" style:font-name="Consolas1"/>
    </style:style>
    <style:style style:name="T61" style:family="text">
      <style:text-properties fo:color="#6a3e3e" style:font-name="Consolas1" fo:background-color="#f0d8a8" loext:char-shading-value="0"/>
    </style:style>
    <style:style style:name="T62" style:family="text">
      <style:text-properties fo:color="#6a3e3e" style:font-name="Consolas1" fo:background-color="#d4d4d4" loext:char-shading-value="0"/>
    </style:style>
    <style:style style:name="T63" style:family="text">
      <style:text-properties fo:color="#6a3e3e" style:font-name="Consolas1"/>
    </style:style>
    <style:style style:name="T64" style:family="text">
      <style:text-properties style:font-name="Consolas1"/>
    </style:style>
    <style:style style:name="T65" style:family="text">
      <style:text-properties style:font-name="Consolas1"/>
    </style:style>
    <style:style style:name="T66" style:family="text">
      <style:text-properties style:font-name="Consolas1" fo:language="zxx" fo:country="none" officeooo:rsid="0019f2ca" style:language-asian="zxx" style:country-asian="none" style:language-complex="zxx" style:country-complex="none"/>
    </style:style>
    <style:style style:name="T67" style:family="text">
      <style:text-properties style:font-name="Consolas1" fo:language="zxx" fo:country="none" officeooo:rsid="0019f2ca" style:language-asian="zxx" style:country-asian="none" style:language-complex="zxx" style:country-complex="none"/>
    </style:style>
    <style:style style:name="T68" style:family="text">
      <style:text-properties style:font-name="Consolas1" fo:language="zxx" fo:country="none" style:language-asian="zxx" style:country-asian="none" style:language-complex="zxx" style:country-complex="none"/>
    </style:style>
    <style:style style:name="T69" style:family="text">
      <style:text-properties style:font-name="Consolas1" fo:language="zxx" fo:country="none" style:language-asian="zxx" style:country-asian="none" style:language-complex="zxx" style:country-complex="none"/>
    </style:style>
    <style:style style:name="T70" style:family="text">
      <style:text-properties style:font-name="Consolas1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1" style:family="text">
      <style:text-properties style:font-name="Consolas1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2" style:family="text">
      <style:text-properties style:font-name="Consolas1" fo:language="zxx" fo:country="none" fo:font-weight="bold" officeooo:rsid="0019f2ca" style:language-asian="zxx" style:country-asian="none" style:font-weight-asian="bold" style:language-complex="zxx" style:country-complex="none" style:font-weight-complex="bold"/>
    </style:style>
    <style:style style:name="T73" style:family="text">
      <style:text-properties style:font-name="Consolas1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74" style:family="text">
      <style:text-properties style:font-name="Consolas1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75" style:family="text">
      <style:text-properties style:font-name="Consolas1" fo:language="zxx" fo:country="none" fo:font-weight="normal" officeooo:rsid="0019f2ca" style:language-asian="zxx" style:country-asian="none" style:font-weight-asian="normal" style:language-complex="zxx" style:country-complex="none" style:font-weight-complex="normal"/>
    </style:style>
    <style:style style:name="T76" style:family="text">
      <style:text-properties style:font-name="Consolas1" fo:font-size="12pt" style:font-size-asian="12pt" style:font-size-complex="12pt"/>
    </style:style>
    <style:style style:name="T77" style:family="text">
      <style:text-properties style:font-name="Consolas1" fo:font-size="12pt" fo:font-weight="bold" style:font-size-asian="12pt" style:font-weight-asian="bold" style:font-size-complex="12pt"/>
    </style:style>
    <style:style style:name="T78" style:family="text">
      <style:text-properties style:font-name="Consolas1" fo:font-weight="bold" style:font-weight-asian="bold"/>
    </style:style>
    <style:style style:name="T79" style:family="text">
      <style:text-properties style:font-name="Consolas1" fo:font-weight="bold" style:font-weight-asian="bold"/>
    </style:style>
    <style:style style:name="T80" style:family="text">
      <style:text-properties style:font-name="Consolas1" fo:font-weight="bold" style:font-weight-asian="bold" style:font-weight-complex="bold"/>
    </style:style>
    <style:style style:name="T81" style:family="text">
      <style:text-properties style:font-name="Consolas1" fo:font-weight="bold" fo:background-color="#ffff00" loext:char-shading-value="0" style:font-weight-asian="bold" style:font-weight-complex="bold"/>
    </style:style>
    <style:style style:name="T82" style:family="text">
      <style:text-properties style:font-name="Consolas1"/>
    </style:style>
    <style:style style:name="T83" style:family="text">
      <style:text-properties style:font-name="Consolas1"/>
    </style:style>
    <style:style style:name="T84" style:family="text">
      <style:text-properties style:font-name="Consolas1" style:text-underline-style="none"/>
    </style:style>
    <style:style style:name="T85" style:family="text">
      <style:text-properties style:font-name="Consolas1" fo:background-color="#f0d8a8" loext:char-shading-value="0"/>
    </style:style>
    <style:style style:name="T86" style:family="text">
      <style:text-properties style:font-name="Consolas1" fo:background-color="#d4d4d4" loext:char-shading-value="0"/>
    </style:style>
    <style:style style:name="T87" style:family="text">
      <style:text-properties style:font-name="Consolas1" fo:font-style="italic" fo:font-weight="bold" style:font-style-asian="italic" style:font-weight-asian="bold"/>
    </style:style>
    <style:style style:name="T88" style:family="text">
      <style:text-properties style:font-name="Consolas1" fo:font-style="italic" style:font-style-asian="italic"/>
    </style:style>
    <style:style style:name="T89" style:family="text">
      <style:text-properties style:font-name="Consolas1"/>
    </style:style>
    <style:style style:name="T90" style:family="text">
      <style:text-properties style:font-name="Consolas1" fo:background-color="#ffff00" loext:char-shading-value="0"/>
    </style:style>
    <style:style style:name="T91" style:family="text">
      <style:text-properties style:font-name="Consolas1" fo:background-color="#ffff00" loext:char-shading-value="0"/>
    </style:style>
    <style:style style:name="T92" style:family="text">
      <style:text-properties style:font-name="Consolas1"/>
    </style:style>
    <style:style style:name="T93" style:family="text">
      <style:text-properties style:font-name="Consolas1" fo:background-color="transparent" loext:char-shading-value="0"/>
    </style:style>
    <style:style style:name="T94" style:family="text">
      <style:text-properties style:font-name="Consolas1" fo:background-color="transparent" loext:char-shading-value="0"/>
    </style:style>
    <style:style style:name="T95" style:family="text">
      <style:text-properties style:font-name="Consolas1" fo:background-color="transparent" loext:char-shading-value="0"/>
    </style:style>
    <style:style style:name="T96" style:family="text">
      <style:text-properties style:font-name="Consolas1" fo:background-color="transparent" loext:char-shading-value="0"/>
    </style:style>
    <style:style style:name="T97" style:family="text">
      <style:text-properties style:font-name="Consolas1" fo:background-color="transparent" loext:char-shading-value="0"/>
    </style:style>
    <style:style style:name="T98" style:family="text">
      <style:text-properties style:font-name="Consolas1" fo:background-color="transparent" loext:char-shading-value="0"/>
    </style:style>
    <style:style style:name="T99" style:family="text">
      <style:text-properties style:font-name="Consolas1"/>
    </style:style>
    <style:style style:name="T100" style:family="text">
      <style:text-properties style:font-name="Liberation Mono" fo:language="zxx" fo:country="none" officeooo:rsid="0019f2ca" style:font-name-asian="Liberation Mono" style:language-asian="zxx" style:country-asian="none" style:font-name-complex="Liberation Mono" style:language-complex="zxx" style:country-complex="none"/>
    </style:style>
    <style:style style:name="T101" style:family="text">
      <style:text-properties style:font-name="Liberation Mono" fo:language="zxx" fo:country="none" officeooo:rsid="0019f2ca" fo:background-color="transparent" loext:char-shading-value="0" style:font-name-asian="Liberation Mono" style:language-asian="zxx" style:country-asian="none" style:font-name-complex="Liberation Mono" style:language-complex="zxx" style:country-complex="none"/>
    </style:style>
    <style:style style:name="T102" style:family="text">
      <style:text-properties style:font-name="Liberation Mono" fo:language="zxx" fo:country="none" officeooo:rsid="0019f2ca" fo:background-color="transparent" loext:char-shading-value="0" style:font-name-asian="Liberation Mono" style:language-asian="zxx" style:country-asian="none" style:font-name-complex="Liberation Mono" style:language-complex="zxx" style:country-complex="none"/>
    </style:style>
    <style:style style:name="T103" style:family="text">
      <style:text-properties style:font-name="Liberation Mono" fo:language="zxx" fo:country="none" officeooo:rsid="0019f2ca" fo:background-color="#ffff00" loext:char-shading-value="0" style:font-name-asian="Liberation Mono" style:language-asian="zxx" style:country-asian="none" style:font-name-complex="Liberation Mono" style:language-complex="zxx" style:country-complex="none"/>
    </style:style>
    <style:style style:name="T104" style:family="text">
      <style:text-properties style:font-name="Liberation Mono" fo:language="zxx" fo:country="none" fo:font-weight="bold" officeooo:rsid="0019f2ca" fo:background-color="#ffff00" loext:char-shading-value="0" style:font-name-asian="Liberation Mono" style:language-asian="zxx" style:country-asian="none" style:font-weight-asian="bold" style:font-name-complex="Liberation Mono" style:language-complex="zxx" style:country-complex="none" style:font-weight-complex="bold"/>
    </style:style>
    <style:style style:name="T105" style:family="text">
      <style:text-properties fo:color="#7f0055" style:font-name="Consolas" fo:font-size="12pt" fo:font-weight="bold" style:font-size-asian="12pt" style:font-weight-asian="bold" style:font-size-complex="12pt"/>
    </style:style>
    <style:style style:name="T106" style:family="text">
      <style:text-properties fo:color="#7f0055" style:font-name="Consolas1" fo:font-weight="bold" style:font-weight-asian="bold"/>
    </style:style>
    <style:style style:name="T107" style:family="text">
      <style:text-properties fo:color="#7f0055" style:font-name="Consolas1" fo:font-size="12pt" fo:font-weight="bold" style:font-size-asian="12pt" style:font-weight-asian="bold" style:font-size-complex="12pt"/>
    </style:style>
    <style:style style:name="T108" style:family="text">
      <style:text-properties fo:color="#7f0055" fo:font-size="9pt" fo:font-weight="bold" style:font-size-asian="9pt" style:font-weight-asian="bold" style:font-size-complex="9pt"/>
    </style:style>
    <style:style style:name="T109" style:family="text">
      <style:text-properties fo:color="#0000c0" style:font-name="Consolas1"/>
    </style:style>
    <style:style style:name="T110" style:family="text">
      <style:text-properties fo:color="#0000c0" style:font-name="Consolas1" fo:font-style="italic" fo:font-weight="bold" style:font-style-asian="italic" style:font-weight-asian="bold"/>
    </style:style>
    <style:style style:name="T111" style:family="text">
      <style:text-properties fo:color="#3f7f5f" style:font-name="Consolas1"/>
    </style:style>
    <style:style style:name="T112" style:family="text">
      <style:text-properties fo:color="#3f7f5f" style:font-name="Consolas1" style:text-underline-style="none"/>
    </style:style>
    <style:style style:name="T113" style:family="text">
      <style:text-properties fo:color="#3f7f5f" style:font-name="Consolas1" fo:language="zxx" fo:country="none" style:language-asian="zxx" style:country-asian="none" style:language-complex="zxx" style:country-complex="none"/>
    </style:style>
    <style:style style:name="T114" style:family="text">
      <style:text-properties fo:color="#3f7f5f" style:font-name="Consolas1" fo:language="zxx" fo:country="none" officeooo:rsid="0019f2ca" style:language-asian="zxx" style:country-asian="none" style:language-complex="zxx" style:country-complex="none"/>
    </style:style>
    <style:style style:name="T115" style:family="text">
      <style:text-properties fo:font-size="12pt" fo:font-weight="bold" style:font-size-asian="12pt" style:font-size-complex="12pt"/>
    </style:style>
    <style:style style:name="T116" style:family="text">
      <style:text-properties officeooo:rsid="001a90fb"/>
    </style:style>
    <style:style style:name="T117" style:family="text">
      <style:text-properties fo:color="#ff4000" fo:font-size="12pt" fo:language="zxx" fo:country="none" officeooo:rsid="001a90fb" style:font-size-asian="12pt" style:language-asian="zxx" style:country-asian="none" style:font-size-complex="12pt" style:language-complex="zxx" style:country-complex="none"/>
    </style:style>
    <style:style style:name="T118" style:family="text">
      <style:text-properties fo:color="#5983b0" fo:language="zxx" fo:country="none" officeooo:rsid="001a90fb" style:language-asian="zxx" style:country-asian="none" style:language-complex="zxx" style:country-complex="none"/>
    </style:style>
    <style:style style:name="T119" style:family="text">
      <style:text-properties fo:color="#5983b0" fo:font-size="12pt" fo:language="zxx" fo:country="none" officeooo:rsid="001a90fb" style:font-size-asian="12pt" style:language-asian="zxx" style:country-asian="none" style:font-size-complex="12pt" style:language-complex="zxx" style:country-complex="none"/>
    </style:style>
    <style:style style:name="T120" style:family="text">
      <style:text-properties fo:color="#5960b0" fo:language="zxx" fo:country="none" officeooo:rsid="001a90fb" style:language-asian="zxx" style:country-asian="none" style:language-complex="zxx" style:country-complex="none"/>
    </style:style>
    <style:style style:name="T121" style:family="text">
      <style:text-properties fo:color="#5960b0" fo:language="zxx" fo:country="none" officeooo:rsid="001a90fb" fo:background-color="#ffff00" loext:char-shading-value="0" style:language-asian="zxx" style:country-asian="none" style:language-complex="zxx" style:country-complex="none"/>
    </style:style>
    <style:style style:name="T122" style:family="text">
      <style:text-properties fo:color="#5960b0" fo:language="zxx" fo:country="none" officeooo:rsid="001a90fb" fo:background-color="#ffff00" loext:char-shading-value="0" style:language-asian="zxx" style:country-asian="none" style:language-complex="zxx" style:country-complex="none"/>
    </style:style>
    <style:style style:name="T123" style:family="text">
      <style:text-properties fo:color="#5960b0" fo:font-size="12pt" fo:language="zxx" fo:country="none" officeooo:rsid="001a90fb" style:font-size-asian="12pt" style:language-asian="zxx" style:country-asian="none" style:font-size-complex="12pt" style:language-complex="zxx" style:country-complex="none"/>
    </style:style>
    <style:style style:name="T124" style:family="text">
      <style:text-properties fo:color="#5960b0" fo:font-size="12pt" fo:language="zxx" fo:country="none" officeooo:rsid="001a90fb" fo:background-color="#ffff00" loext:char-shading-value="0" style:font-size-asian="12pt" style:language-asian="zxx" style:country-asian="none" style:font-size-complex="12pt" style:language-complex="zxx" style:country-complex="none"/>
    </style:style>
    <style:style style:name="T125" style:family="text">
      <style:text-properties fo:color="#5960b0" fo:font-size="12pt" fo:language="zxx" fo:country="none" officeooo:rsid="001a90fb" fo:background-color="#ffff00" loext:char-shading-value="0" style:font-size-asian="12pt" style:language-asian="zxx" style:country-asian="none" style:font-size-complex="12pt" style:language-complex="zxx" style:country-complex="none"/>
    </style:style>
    <style:style style:name="T126" style:family="text">
      <style:text-properties fo:background-color="#ffff00" loext:char-shading-value="0"/>
    </style:style>
    <style:style style:name="T127" style:family="text">
      <style:text-properties style:font-name="Consolas" fo:font-size="12pt" fo:font-weight="bold" style:font-size-asian="12pt" style:font-weight-asian="bold" style:font-size-complex="12pt"/>
    </style:style>
    <style:style style:name="T128" style:family="text">
      <style:text-properties fo:background-color="transparent" loext:char-shading-value="0"/>
    </style:style>
    <style:style style:name="T129" style:family="text">
      <style:text-properties fo:background-color="transparent" loext:char-shading-value="0"/>
    </style:style>
    <style:style style:name="T130" style:family="text">
      <style:text-properties style:font-name="Arial"/>
    </style:style>
    <style:style style:name="T131" style:family="text">
      <style:text-properties style:font-name="Arial"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Mit Java und SQL auf Datenbanken zugreifen</text:h>
      <text:p text:style-name="P3">Endlich wird die Brücke zwischen zwei Welten geschlagen!!!</text:p>
      <text:h text:style-name="P5" text:outline-level="3"><text:bookmark text:name="Vor.C3.BCberlegungen"/>Vorüberlegungen</text:h>
      <text:p text:style-name="Text_20_body">Es soll eine Java-Methode entwickelt werden, die <text:span text:style-name="T15">die Räume zu einem Fach zurückgibt</text:span>. <text:line-break/>Den <text:span text:style-name="T15">Raum </text:span>soll man als Parameter angeben können; <text:span text:style-name="T116">die Rückgabeliste soll Raum-Nummer <text:line-break/>und -Etage enthalten</text:span> </text:p>
      <text:p text:style-name="P2">D.h. gesucht ist eine Methode </text:p>
      <text:p text:style-name="P16"><text:span text:style-name="T11">public List&lt;String&gt; </text:span><text:span text:style-name="T12">raeumeFuerFach</text:span><text:span text:style-name="T11">(String p</text:span><text:span text:style-name="T12">Fach</text:span><text:span text:style-name="T11">)</text:span></text:p>
      <text:p text:style-name="Text_20_body">Die <text:span text:style-name="T3">Datenbank-Abfrage</text:span>, die das ermöglicht, ist die folgende - hier aufgezeigt für d<text:span text:style-name="T10">as Fach </text:span>"<text:span text:style-name="T14">Deutsch</text:span>": </text:p>
      <text:p text:style-name="P9"><text:span text:style-name="T64">SELECT r.nummer AS nummer, r.etage AS etage</text:span><text:span text:style-name="T64"> </text:span></text:p>
      <text:p text:style-name="P9"><text:span text:style-name="T64">FROM raum r JOIN unterricht u</text:span></text:p>
      <text:p text:style-name="P9"><text:span text:style-name="T64">ON r.id = u.raum_id</text:span></text:p>
      <text:p text:style-name="P7"><text:span text:style-name="T64">WHERE u.fach LIKE '%</text:span><text:span text:style-name="T66">Deutsch</text:span><text:span text:style-name="T64">%'</text:span></text:p>
      <text:h text:style-name="P5" text:outline-level="3"><text:bookmark text:name="Strategie"/>Strategie</text:h>
      <text:p text:style-name="Text_20_body"><text:span text:style-name="T9">Die möglichen Fehlerbehandlungen werden in der Strategie nicht berücksichtigt.</text:span> </text:p>
      <text:list xml:id="list808453407" text:style-name="L1">
        <text:list-item>
          <text:p text:style-name="P17">Es gibt ein Attribut <text:span text:style-name="Source_20_Text">connector</text:span> vom Typ <text:span text:style-name="Source_20_Text">DatabaseConnector</text:span> </text:p>
        </text:list-item>
        <text:list-item>
          <text:p text:style-name="P17">Im Konstruktor wird der <text:span text:style-name="Source_20_Text">connector</text:span> erzeugt. </text:p>
        </text:list-item>
        <text:list-item>
          <text:p text:style-name="P17">In der Methode <text:span text:style-name="Source_20_Text"><text:span text:style-name="T100">raeumeFuerFach</text:span></text:span><text:span text:style-name="Source_20_Text">(String </text:span><text:span text:style-name="Source_20_Text"><text:span text:style-name="T4">p</text:span></text:span><text:span text:style-name="Source_20_Text"><text:span text:style-name="T104">Fach</text:span></text:span><text:span text:style-name="Source_20_Text">)</text:span> geht man so vor: </text:p>
          <text:list>
            <text:list-item>
              <text:p text:style-name="P19">SQL-Statement "zusammenbauen": <text:line-break/><text:span text:style-name="Source_20_Text">String sqlStatement = " SELECT ..."</text:span> <text:line-break/><text:span text:style-name="T116">Dabei den Parameter geeignet einbauen:</text:span><text:span text:style-name="Source_20_Text"><text:span text:style-name="T48"> "</text:span></text:span><text:span text:style-name="Source_20_Text"><text:span text:style-name="T51">... </text:span></text:span><text:span text:style-name="Source_20_Text"><text:span text:style-name="T44">LIKE '%</text:span></text:span><text:span text:style-name="Source_20_Text"><text:span text:style-name="T39">"</text:span></text:span><text:span text:style-name="Source_20_Text"><text:span text:style-name="T39">+</text:span></text:span><text:span text:style-name="Source_20_Text"><text:span text:style-name="T43">pFach</text:span></text:span><text:span text:style-name="Source_20_Text"><text:span text:style-name="T39">+</text:span></text:span><text:span text:style-name="Source_20_Text"><text:span text:style-name="T39">"</text:span></text:span><text:span text:style-name="Source_20_Text"><text:span text:style-name="T44">%' ...</text:span></text:span><text:span text:style-name="Source_20_Text"><text:span text:style-name="T39">"</text:span></text:span><text:span text:style-name="Source_20_Text"><text:span text:style-name="T39">;</text:span></text:span><text:span text:style-name="Source_20_Text"><text:span text:style-name="T33"><text:line-break/></text:span></text:span><text:span text:style-name="Source_20_Text"><text:span text:style-name="T53">Das wird dann z.B. zu: <text:tab/></text:span></text:span><text:span text:style-name="Source_20_Text"><text:span text:style-name="T59">"... LIKE '%Deutsch%' ..."</text:span></text:span><text:span text:style-name="Source_20_Text"><text:span text:style-name="T33"><text:line-break/></text:span></text:span><text:span text:style-name="Source_20_Text"><text:span text:style-name="T54">Doppelte</text:span></text:span><text:span text:style-name="Source_20_Text"><text:span text:style-name="T52"> Anführungszeichen: </text:span></text:span><text:span text:style-name="Source_20_Text"><text:span text:style-name="T58">Java</text:span></text:span><text:span text:style-name="Source_20_Text"><text:span text:style-name="T52">; </text:span></text:span><text:span text:style-name="Source_20_Text"><text:span text:style-name="T54">einfache</text:span></text:span><text:span text:style-name="Source_20_Text"><text:span text:style-name="T52"> Anführungszeichen: SQL</text:span></text:span></text:p>
            </text:list-item>
            <text:list-item>
              <text:p text:style-name="P18">Das SQL-Statement mit <text:span text:style-name="Source_20_Text"><text:span text:style-name="T13">System.out.println(sqlStatement);</text:span></text:span> ausgeben: <text:line-break/>Das ist wichtig zur Kontrolle!</text:p>
            </text:list-item>
            <text:list-item>
              <text:p text:style-name="P17">SQL-Statement ausführen: <text:line-break/><text:span text:style-name="Source_20_Text">connector.executeStatement(sqlStatement);</text:span> </text:p>
            </text:list-item>
            <text:list-item>
              <text:p text:style-name="P17">Das Ergebnis der SQL-Abfrage ermitteln: <text:line-break/><text:span text:style-name="Source_20_Text">QueryResult queryResult = <text:line-break/> <text:s text:c="15"/>connector.getCurrentQueryResult()</text:span> </text:p>
            </text:list-item>
            <text:list-item>
              <text:p text:style-name="P17">Die Daten des Ergebnisses ermitteln: <text:line-break/><text:span text:style-name="Source_20_Text">String[][] data = queryResult.getData();</text:span><text:line-break/>Man erhält ein 2-dimensionales Array. <text:line-break/>Dabei ist die erste Dimension für die Zeilen, die zweite Dimension für die Spalten. </text:p>
            </text:list-item>
            <text:list-item>
              <text:p text:style-name="P17">Die Zeilen werden mit einer <text:span text:style-name="Source_20_Text">for</text:span>-Schleife durchlaufen: <text:line-break/><text:span text:style-name="Source_20_Text">for (int i = 0; i &lt; data.length; i++)</text:span> </text:p>
            </text:list-item>
            <text:list-item>
              <text:p text:style-name="P17">Jetzt liest man die einzelnen Werte nach Spaltennummer aus, z.B. für die Oscars<text:line-break/><text:span text:style-name="Source_20_Text">String </text:span><text:span text:style-name="Source_20_Text"><text:span text:style-name="T100">nummer</text:span></text:span><text:span text:style-name="Source_20_Text"> = data[i][</text:span><text:span text:style-name="Source_20_Text"><text:span text:style-name="T100">0</text:span></text:span><text:span text:style-name="Source_20_Text">];</text:span> </text:p>
            </text:list-item>
            <text:list-item>
              <text:p text:style-name="P17">Man erhält grundsätzlich Objekte vom Typ <text:span text:style-name="Source_20_Text">String</text:span>. <text:line-break/>Evtl. muss man sie noch in einen richtigen Datentyp konvertieren, z.B. mit<text:line-break/><text:span text:style-name="Source_20_Text">int </text:span><text:span text:style-name="Source_20_Text"><text:span text:style-name="T10">g</text:span></text:span><text:span text:style-name="Source_20_Text"><text:span text:style-name="T100">anzeZahl</text:span></text:span><text:span text:style-name="Source_20_Text"> = Integer.parseInt(</text:span><text:span text:style-name="Source_20_Text"><text:span text:style-name="T100">ganzeZahlString</text:span></text:span><text:span text:style-name="Source_20_Text">);</text:span> </text:p>
            </text:list-item>
          </text:list>
        </text:list-item>
      </text:list>
      <text:p text:style-name="P6"><text:span text:style-name="Source_20_Text"><text:span text:style-name="T108"/></text:span></text:p>
      <text:h text:style-name="Heading_20_2" text:outline-level="2"><text:soft-page-break/><text:span text:style-name="Source_20_Text"><text:span text:style-name="T131">Fertiger Quelltext</text:span></text:span><text:span text:style-name="Source_20_Text"><text:span text:style-name="T20"><text:line-break/><text:line-break/>public</text:span></text:span><text:span text:style-name="T28"> </text:span><text:span text:style-name="T28">class</text:span><text:span text:style-name="T28"> DatenbankTest {</text:span></text:h>
      <text:p text:style-name="P12"><text:span text:style-name="T64"><text:tab/></text:span><text:span text:style-name="T64">private</text:span><text:span text:style-name="T64"> DatabaseConnector </text:span><text:span text:style-name="T64">connector</text:span><text:span text:style-name="T64">;</text:span></text:p>
      <text:p text:style-name="P12"><text:span text:style-name="T64"><text:tab/></text:span></text:p>
      <text:p text:style-name="P12"><text:span text:style-name="T64"><text:tab/></text:span><text:span text:style-name="T64">public</text:span><text:span text:style-name="T64"> DatenbankTest() {</text:span></text:p>
      <text:p text:style-name="P12"><text:span text:style-name="T64"><text:tab/><text:tab/></text:span><text:span text:style-name="T64">// <text:s text:c="27"/></text:span><text:span text:style-name="T84">ip</text:span><text:span text:style-name="T64"> <text:s text:c="6"/>port <text:s/>database <text:s text:c="2"/>user <text:s/>password</text:span></text:p>
      <text:p text:style-name="P12"><text:span text:style-name="T64"><text:tab/><text:tab/></text:span><text:span text:style-name="T64">connector</text:span><text:span text:style-name="T64"> = <text:line-break/> <text:s text:c="6"/></text:span><text:span text:style-name="T64">new</text:span><text:span text:style-name="T64"> DatabaseConnector(</text:span><text:span text:style-name="T64">"localhost"</text:span><text:span text:style-name="T64">, 3306, </text:span><text:span text:style-name="T64">"schule"</text:span><text:span text:style-name="T64">, </text:span><text:span text:style-name="T64">"root"</text:span><text:span text:style-name="T64">, </text:span><text:span text:style-name="T64">""</text:span><text:span text:style-name="T64">);</text:span></text:p>
      <text:p text:style-name="P12"><text:span text:style-name="T64"><text:tab/><text:tab/></text:span><text:span text:style-name="T96">String </text:span><text:span text:style-name="T96">errorMessage</text:span><text:span text:style-name="T96"> = </text:span><text:span text:style-name="T96">connector</text:span><text:span text:style-name="T96">.getErrorMessage();</text:span></text:p>
      <text:p text:style-name="P14"><text:span text:style-name="T64"><text:tab/><text:tab/></text:span><text:span text:style-name="T64">if</text:span><text:span text:style-name="T64">(</text:span><text:span text:style-name="T64">errorMessage</text:span><text:span text:style-name="T64"> != </text:span><text:span text:style-name="T64">null</text:span><text:span text:style-name="T64">) System.</text:span><text:span text:style-name="T88">err</text:span><text:span text:style-name="T64">.println(</text:span><text:span text:style-name="T64">errorMessage</text:span><text:span text:style-name="T64">);</text:span></text:p>
      <text:p text:style-name="P14"><text:span text:style-name="T64"><text:tab/>}</text:span></text:p>
      <text:p text:style-name="P12"><text:span text:style-name="T64"><text:tab/></text:span></text:p>
      <text:p text:style-name="P15"/>
      <text:p text:style-name="P12"><text:span text:style-name="T64"><text:tab/></text:span><text:span text:style-name="T64">public</text:span><text:span text:style-name="T64"> ListWithViewer&lt;String&gt; raeumeFuerFach(String </text:span><text:span text:style-name="T91">pFach</text:span><text:span text:style-name="T64">){</text:span></text:p>
      <text:p text:style-name="P12"><text:span text:style-name="T64"><text:tab/><text:tab/>ListWithViewer&lt;String&gt; </text:span><text:span text:style-name="T64">ergebnis</text:span><text:span text:style-name="T64"> = </text:span><text:span text:style-name="T64">new</text:span><text:span text:style-name="T64"> ListWithViewer&lt;String&gt;();</text:span></text:p>
      <text:p text:style-name="P13"><text:span text:style-name="T64"><text:tab/><text:tab/></text:span></text:p>
      <text:p text:style-name="P11"><text:span text:style-name="T64"><text:tab/><text:tab/>String </text:span><text:span text:style-name="T64">sqlStatement</text:span><text:span text:style-name="T64"> = </text:span></text:p>
      <text:p text:style-name="P10"><text:span text:style-name="T64"><text:tab/><text:tab/> <text:s/></text:span><text:span text:style-name="T64">" </text:span><text:span text:style-name="T80">SELECT r.nummer AS nummer, r.etage AS etage</text:span><text:span text:style-name="T64"> "</text:span><text:span text:style-name="T64">+</text:span></text:p>
      <text:p text:style-name="P10"><text:span text:style-name="T64"><text:tab/> <text:s text:c="3"/></text:span><text:span text:style-name="T64">" </text:span><text:span text:style-name="T80">FROM raum r JOIN unterricht u</text:span><text:span text:style-name="T64"> "</text:span><text:span text:style-name="T64">+</text:span></text:p>
      <text:p text:style-name="P10"><text:span text:style-name="T64"><text:s text:c="5"/></text:span><text:span text:style-name="T64">" </text:span><text:span text:style-name="T80">ON r.id = u.raum_id</text:span><text:span text:style-name="T64"> "</text:span><text:span text:style-name="T64">+</text:span></text:p>
      <text:p text:style-name="P10"><text:span text:style-name="T64"><text:tab/> <text:s text:c="3"/></text:span><text:span text:style-name="T64">" </text:span><text:span text:style-name="T80">WHERE u.fach LIKE '</text:span><text:span text:style-name="T64">%"</text:span><text:span text:style-name="T64">+</text:span><text:span text:style-name="T81">pFach</text:span><text:span text:style-name="T64">+</text:span><text:span text:style-name="T64">"</text:span><text:span text:style-name="T80">%' </text:span><text:span text:style-name="T64">"</text:span><text:span text:style-name="T64">;</text:span></text:p>
      <text:p text:style-name="P11"><text:span text:style-name="T64"><text:tab/><text:tab/></text:span></text:p>
      <text:p text:style-name="P11"><text:span text:style-name="T68"><text:tab/></text:span><text:span text:style-name="T73"><text:tab/></text:span><text:span text:style-name="T73">// </text:span><text:span text:style-name="T75">zur Kontrolle ausgeben</text:span></text:p>
      <text:p text:style-name="P13"><text:span text:style-name="T64"><text:tab/><text:tab/>System.</text:span><text:span text:style-name="T88">out</text:span><text:span text:style-name="T64">.println(</text:span><text:span text:style-name="T64">sqlStatement</text:span><text:span text:style-name="T64">);</text:span></text:p>
      <text:p text:style-name="P15"/>
      <text:p text:style-name="P12"><text:span text:style-name="T64"><text:tab/><text:tab/></text:span><text:span text:style-name="T64">connector</text:span><text:span text:style-name="T64">.executeStatement(</text:span><text:span text:style-name="T64">sqlStatement</text:span><text:span text:style-name="T64">);</text:span></text:p>
      <text:p text:style-name="P15"/>
      <text:p text:style-name="P12"><text:span text:style-name="T64"><text:tab/><text:tab/>String </text:span><text:span text:style-name="T64">errorMessage</text:span><text:span text:style-name="T64"> = </text:span><text:span text:style-name="T64">connector</text:span><text:span text:style-name="T64">.getErrorMessage();</text:span></text:p>
      <text:p text:style-name="P12"><text:span text:style-name="T64"><text:tab/><text:tab/></text:span><text:span text:style-name="T64">if</text:span><text:span text:style-name="T64">(</text:span><text:span text:style-name="T64">errorMessage</text:span><text:span text:style-name="T64"> != </text:span><text:span text:style-name="T64">null</text:span><text:span text:style-name="T64">)</text:span></text:p>
      <text:p text:style-name="P12"><text:span text:style-name="T64"><text:tab/><text:tab/>{</text:span></text:p>
      <text:p text:style-name="P12"><text:span text:style-name="T64"><text:tab/><text:tab/><text:tab/>System.</text:span><text:span text:style-name="T88">err</text:span><text:span text:style-name="T64">.println(</text:span><text:span text:style-name="T64">errorMessage</text:span><text:span text:style-name="T64">);</text:span></text:p>
      <text:p text:style-name="P12"><text:span text:style-name="T64"><text:tab/><text:tab/><text:tab/></text:span><text:span text:style-name="T64">return</text:span><text:span text:style-name="T64"> </text:span><text:span text:style-name="T64">null</text:span><text:span text:style-name="T64">;</text:span></text:p>
      <text:p text:style-name="P12"><text:span text:style-name="T64"><text:tab/><text:tab/>}</text:span></text:p>
      <text:p text:style-name="P12"><text:span text:style-name="T64"><text:tab/><text:tab/></text:span></text:p>
      <text:p text:style-name="P12"><text:span text:style-name="T64"><text:tab/><text:tab/>QueryResult </text:span><text:span text:style-name="T64">queryResult</text:span><text:span text:style-name="T64"> = </text:span><text:span text:style-name="T64">connector</text:span><text:span text:style-name="T64">.getCurrentQueryResult();</text:span></text:p>
      <text:p text:style-name="P15"/>
      <text:p text:style-name="P12"><text:span text:style-name="T64"><text:tab/><text:tab/>String[][] </text:span><text:span text:style-name="T64">data</text:span><text:span text:style-name="T64"> = </text:span><text:span text:style-name="T64">queryResult</text:span><text:span text:style-name="T64">.getData();</text:span></text:p>
      <text:p text:style-name="P13"><text:span text:style-name="T64"><text:tab/><text:tab/></text:span></text:p>
      <text:p text:style-name="P13"><text:span text:style-name="T64"><text:tab/><text:tab/></text:span><text:span text:style-name="T64">for</text:span><text:span text:style-name="T64"> (</text:span><text:span text:style-name="T64">int</text:span><text:span text:style-name="T64"> </text:span><text:span text:style-name="T64">i</text:span><text:span text:style-name="T64"> = 0; </text:span><text:span text:style-name="T64">i</text:span><text:span text:style-name="T64"> &lt; </text:span><text:span text:style-name="T64">data</text:span><text:span text:style-name="T64">.</text:span><text:span text:style-name="T64">length</text:span><text:span text:style-name="T64">; </text:span><text:span text:style-name="T64">i</text:span><text:span text:style-name="T64">++) {</text:span></text:p>
      <text:p text:style-name="P12"><text:span text:style-name="T64"><text:tab/><text:tab/><text:tab/>String </text:span><text:span text:style-name="T64">nummer</text:span><text:span text:style-name="T64"> = </text:span><text:span text:style-name="T64">data</text:span><text:span text:style-name="T64">[</text:span><text:span text:style-name="T64">i</text:span><text:span text:style-name="T64">][0];</text:span></text:p>
      <text:p text:style-name="P12"><text:span text:style-name="T64"><text:tab/><text:tab/><text:tab/>String </text:span><text:span text:style-name="T64">etage</text:span><text:span text:style-name="T64"> = </text:span><text:span text:style-name="T64">data</text:span><text:span text:style-name="T64">[</text:span><text:span text:style-name="T64">i</text:span><text:span text:style-name="T64">][1];</text:span></text:p>
      <text:p text:style-name="P12"><text:span text:style-name="T64"><text:tab/><text:tab/><text:tab/>String </text:span><text:span text:style-name="T64">zeile</text:span><text:span text:style-name="T64"> = </text:span><text:span text:style-name="T64">nummer</text:span><text:span text:style-name="T64">+</text:span><text:span text:style-name="T64">": "</text:span><text:span text:style-name="T64">+</text:span><text:span text:style-name="T64">etage</text:span><text:span text:style-name="T64">;</text:span></text:p>
      <text:p text:style-name="P12"><text:span text:style-name="T64"><text:tab/><text:tab/><text:tab/>System.</text:span><text:span text:style-name="T88">out</text:span><text:span text:style-name="T64">.println(</text:span><text:span text:style-name="T64">zeile</text:span><text:span text:style-name="T64">);</text:span></text:p>
      <text:p text:style-name="P12"><text:span text:style-name="T64"><text:tab/><text:tab/><text:tab/></text:span><text:span text:style-name="T64">ergebnis</text:span><text:span text:style-name="T64">.append(</text:span><text:span text:style-name="T64">zeile</text:span><text:span text:style-name="T64">);</text:span></text:p>
      <text:p text:style-name="P12"><text:span text:style-name="T64"><text:tab/><text:tab/>}</text:span></text:p>
      <text:p text:style-name="P12"><text:span text:style-name="T64"/></text:p>
      <text:p text:style-name="P12"><text:span text:style-name="T64"><text:tab/><text:tab/></text:span><text:span text:style-name="T64">return</text:span><text:span text:style-name="T64"> </text:span><text:span text:style-name="T64">ergebnis</text:span><text:span text:style-name="T64">;</text:span></text:p>
      <text:p text:style-name="P12"><text:span text:style-name="T64"><text:tab/>}</text:span></text:p>
      <text:p text:style-name="P8"><text:span text:style-name="Source_20_Text"><text:span text:style-name="T47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tyle="italic" officeooo:rsid="000f467d" officeooo:paragraph-rsid="000f467d" style:font-style-asian="italic" style:font-style-complex="italic"/>
    </style:style>
    <style:style style:name="MT1" style:family="text">
      <style:text-properties officeooo:rsid="000fcdb4"/>
    </style:style>
    <style:style style:name="MT2" style:family="text">
      <style:text-properties officeooo:rsid="0016efef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Q<text:span text:style-name="MT1">1</text:span> <text:span text:style-name="MT2">G</text:span>K<text:tab/>Mit Java + SQL auf Datenbanken zugreifen<text:tab/><text:span text:style-name="MT2">Juni</text:span> 2019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4H3M28S</meta:editing-duration>
    <meta:editing-cycles>14</meta:editing-cycles>
    <meta:generator>LibreOffice/6.4.7.2$Windows_x86 LibreOffice_project/639b8ac485750d5696d7590a72ef1b496725cfb5</meta:generator>
    <dc:date>2021-05-04T17:52:26.562000000</dc:date>
    <meta:print-date>2021-05-04T17:50:37.806000000</meta:print-date>
    <meta:document-statistic meta:table-count="0" meta:image-count="0" meta:object-count="0" meta:page-count="2" meta:paragraph-count="66" meta:word-count="414" meta:character-count="3320" meta:non-whitespace-character-count="2796"/>
    <meta:user-defined meta:name="Info 1"/>
    <meta:user-defined meta:name="Info 2"/>
    <meta:user-defined meta:name="Info 3"/>
    <meta:user-defined meta:name="Info 4"/>
  </office:meta>
</office:document-meta>
</file>